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Heading_20_4">
      <style:text-properties fo:font-size="13pt" fo:font-weight="normal" officeooo:rsid="0010218e" officeooo:paragraph-rsid="0010218e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officeooo:rsid="000e4dbe" officeooo:paragraph-rsid="000e4dbe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0218e" officeooo:paragraph-rsid="0010218e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officeooo:rsid="000e4dbe" officeooo:paragraph-rsid="000e4dbe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e4dbe" officeooo:paragraph-rsid="0010218e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e4dbe" officeooo:paragraph-rsid="00115f0e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0218e" officeooo:paragraph-rsid="0010218e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officeooo:paragraph-rsid="0010218e" style:font-size-asian="13pt" style:font-size-complex="13pt"/>
    </style:style>
    <style:style style:name="P10" style:family="paragraph" style:parent-style-name="Standard">
      <style:text-properties fo:font-size="13pt" officeooo:rsid="0010218e" officeooo:paragraph-rsid="0010218e" style:font-size-asian="13pt" style:font-size-complex="13pt"/>
    </style:style>
    <style:style style:name="P11" style:family="paragraph" style:parent-style-name="Standard">
      <style:text-properties fo:font-size="13pt" officeooo:rsid="0010218e" officeooo:paragraph-rsid="00115f0e" style:font-size-asian="13pt" style:font-size-complex="13pt"/>
    </style:style>
    <style:style style:name="P12" style:family="paragraph" style:parent-style-name="Text_20_body" style:list-style-name="L1">
      <style:text-properties fo:font-size="13pt" officeooo:paragraph-rsid="0010218e" style:font-size-asian="13pt" style:font-size-complex="13pt"/>
    </style:style>
    <style:style style:name="P13" style:family="paragraph" style:parent-style-name="Text_20_body">
      <style:text-properties fo:font-size="13pt" officeooo:rsid="0010218e" officeooo:paragraph-rsid="0010218e" style:font-size-asian="13pt" style:font-size-complex="13pt"/>
    </style:style>
    <style:style style:name="P14" style:family="paragraph" style:parent-style-name="Text_20_body" style:list-style-name="L1">
      <style:text-properties fo:font-size="13pt" officeooo:rsid="0010218e" officeooo:paragraph-rsid="0010218e" style:font-size-asian="13pt" style:font-size-complex="13pt"/>
    </style:style>
    <style:style style:name="P15" style:family="paragraph" style:parent-style-name="Text_20_body" style:list-style-name="L2">
      <style:text-properties fo:font-size="13pt" style:font-size-asian="13pt" style:font-size-complex="13pt"/>
    </style:style>
    <style:style style:name="P16" style:family="paragraph" style:parent-style-name="Text_20_body" style:list-style-name="L3">
      <style:text-properties fo:font-size="13pt" style:font-size-asian="13pt" style:font-size-complex="13pt"/>
    </style:style>
    <style:style style:name="P17" style:family="paragraph" style:parent-style-name="Text_20_body" style:list-style-name="L1">
      <style:text-properties fo:font-size="13pt" officeooo:rsid="00115f0e" officeooo:paragraph-rsid="00115f0e" style:font-size-asian="13pt" style:font-size-complex="13pt"/>
    </style:style>
    <style:style style:name="P18" style:family="paragraph" style:parent-style-name="Text_20_body" style:list-style-name="L1">
      <style:text-properties fo:font-size="13pt" fo:font-weight="normal" officeooo:rsid="00115f0e" officeooo:paragraph-rsid="00115f0e" style:font-size-asian="13pt" style:font-weight-asian="normal" style:font-size-complex="13pt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size="13pt" style:font-size-asian="13pt" style:font-size-complex="13pt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fo:font-size="13pt" style:font-size-asian="13pt" style:font-size-complex="13pt"/>
    </style:style>
    <style:style style:name="P21" style:family="paragraph" style:parent-style-name="Text_20_body" style:list-style-name="L3">
      <style:paragraph-properties fo:margin-top="0in" fo:margin-bottom="0in" loext:contextual-spacing="false"/>
      <style:text-properties fo:font-size="13pt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218e"/>
    </style:style>
    <style:style style:name="T3" style:family="text">
      <style:text-properties style:text-underline-style="none" officeooo:rsid="00115f0e"/>
    </style:style>
    <style:style style:name="T4" style:family="text">
      <style:text-properties officeooo:rsid="0010218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4dbe" style:font-weight-asian="normal" style:font-weight-complex="normal"/>
    </style:style>
    <style:style style:name="T8" style:family="text">
      <style:text-properties fo:font-weight="normal" officeooo:rsid="0010218e" style:font-weight-asian="normal" style:font-weight-complex="normal"/>
    </style:style>
    <style:style style:name="T9" style:family="text">
      <style:text-properties fo:font-weight="normal" officeooo:rsid="00115f0e" style:font-weight-asian="normal" style:font-weight-complex="normal"/>
    </style:style>
    <style:style style:name="T10" style:family="text">
      <style:text-properties officeooo:rsid="00115f0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roject scope:</text:p>
      <text:p text:style-name="P5"><text:span text:style-name="T5">Project Name:</text:span> Terata L.M.S<text:span text:style-name="T4">(Library Management System)</text:span></text:p>
      <text:p text:style-name="P5"/>
      <text:p text:style-name="P3">Goals and Objectives: </text:p>
      <text:p text:style-name="P5"><text:span text:style-name="T4">The o</text:span>bjective of this project is to manage the details of the students, books and the issued books efficiently. This project helps to keep all the records of the library.</text:p>
      <text:p text:style-name="P5"/>
      <text:p text:style-name="P5"><text:span text:style-name="T5">Projects requirements</text:span>: </text:p>
      <text:p text:style-name="P5"><text:span text:style-name="T10">1. </text:span>Functional requirements:</text:p>
      <text:p text:style-name="P9"><text:span text:style-name="T9">P</text:span><text:span text:style-name="T8">rogramming languages: <text:s/></text:span></text:p>
      <text:p text:style-name="P10"><text:span text:style-name="T8">F</text:span><text:span text:style-name="T6">ront-end</text:span></text:p>
      <text:list xml:id="list997768202" text:style-name="L1">
        <text:list-item>
          <text:p text:style-name="P19">CSS </text:p>
        </text:list-item>
        <text:list-item>
          <text:p text:style-name="P19">Bootstrap <text:span text:style-name="T4">framework</text:span> </text:p>
        </text:list-item>
        <text:list-item>
          <text:p text:style-name="P12">HTML</text:p>
        </text:list-item>
      </text:list>
      <text:p text:style-name="P13">Back-end</text:p>
      <text:list xml:id="list110141242964678" text:continue-numbering="true" text:style-name="L1">
        <text:list-item>
          <text:p text:style-name="P14">Python<text:span text:style-name="T10">(storing and fetching of data)</text:span></text:p>
        </text:list-item>
        <text:list-item>
          <text:p text:style-name="P17">sqlite(database)</text:p>
        </text:list-item>
      </text:list>
      <text:p text:style-name="P5"/>
      <text:p text:style-name="P5"><text:span text:style-name="T3">2. </text:span><text:span text:style-name="T1">Non-</text:span><text:span text:style-name="T2">f</text:span><text:span text:style-name="T1">unctional requirements:</text:span></text:p>
      <text:p text:style-name="P11"/>
      <text:list xml:id="list110141302305500" text:continue-numbering="true" text:style-name="L1">
        <text:list-item>
          <text:p text:style-name="P18"><text:span text:style-name="T1">Internet connection</text:span></text:p>
        </text:list-item>
        <text:list-item>
          <text:p text:style-name="P18"><text:span text:style-name="T1">A computer</text:span></text:p>
        </text:list-item>
        <text:list-item>
          <text:p text:style-name="P18"><text:span text:style-name="T1">Computer literacy</text:span></text:p>
        </text:list-item>
      </text:list>
      <text:p text:style-name="P6"><text:span text:style-name="T1"/></text:p>
      <text:p text:style-name="P4"><text:span text:style-name="T1">Project outcomes:</text:span></text:p>
      <text:p text:style-name="P7">Students can register themselves to this system. The admin can then issue them with any book they want to read for a period of <text:span text:style-name="T4">28</text:span> days. The students are requested to return it within <text:span text:style-name="T4">28 days</text:span> of time or else there is a <text:span text:style-name="T4">M5.00 </text:span>fine each day till the book is being returned. After returning they again issue a new book if the student wants.</text:p>
      <text:p text:style-name="P8"><text:span text:style-name="T1">Having completed the project it should have the following features:</text:span></text:p>
      <text:h text:style-name="P2" text:outline-level="4"><text:span text:style-name="T1">For Librarian(admin)</text:span></text:h>
      <text:list xml:id="list1062403138" text:style-name="L2">
        <text:list-item>
          <text:p text:style-name="P20">Admin can add new books </text:p>
        </text:list-item>
        <text:list-item>
          <text:p text:style-name="P20">View the whole list of books and delete any book </text:p>
        </text:list-item>
        <text:list-item>
          <text:p text:style-name="P20">View the whole list of students and delete any student </text:p>
        </text:list-item>
        <text:list-item>
          <text:p text:style-name="P20">Issue a book to a student </text:p>
        </text:list-item>
        <text:list-item>
          <text:p text:style-name="P15">View all the issued books </text:p>
        </text:list-item>
      </text:list>
      <text:h text:style-name="P1" text:outline-level="4"><text:soft-page-break/>For students</text:h>
      <text:list xml:id="list2343696739" text:style-name="L3">
        <text:list-item>
          <text:p text:style-name="P21">A student can see his/her profile </text:p>
        </text:list-item>
        <text:list-item>
          <text:p text:style-name="P21">Edit their profile </text:p>
        </text:list-item>
        <text:list-item>
          <text:p text:style-name="P21">Can change password </text:p>
        </text:list-item>
        <text:list-item>
          <text:p text:style-name="P16">View the issued book by them </text:p>
        </text:list-item>
      </text:list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Feasibility Study:</text:span></text:p>
      <text:p text:style-name="P8"><text:span text:style-name="T1">-Economic Feasibility: </text:span></text:p>
      <text:p text:style-name="P8"><text:span text:style-name="T1"/></text:p>
      <text:p text:style-name="P8"><text:span text:style-name="T1">-Technical Feasibility:</text:span></text:p>
      <text:p text:style-name="P8"><text:span text:style-name="T1"/></text:p>
      <text:p text:style-name="P8"><text:span text:style-name="T1">-Operational Feasibility:</text:span></text:p>
      <text:p text:style-name="P8"><text:span text:style-name="T1"/></text:p>
      <text:p text:style-name="P8"><text:span text:style-name="T1">Graphical Representation of project plan(Gantt/PERT/CPM)</text:span></text:p>
      <text:p text:style-name="P8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0:27:11.197353270</meta:creation-date>
    <dc:date>2021-12-02T11:00:13.965718098</dc:date>
    <meta:editing-duration>PT9M2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235" meta:character-count="1407" meta:non-whitespace-character-count="1210"/>
  </office:meta>
</office:document-meta>
</file>